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Normal" style:family="paragraph">
      <style:text-properties fo:font-style="italic" style:font-style-asian="italic"/>
    </style:style>
    <style:style style:name="P3" style:parent-style-name="Normal" style:family="paragraph">
      <style:paragraph-properties fo:margin-top="0.1666in"/>
      <style:text-properties fo:font-weight="bold" style:font-weight-asian="bold" fo:font-style="italic" style:font-style-asian="italic"/>
    </style:style>
    <style:style style:name="P4" style:parent-style-name="Paragraphedeliste" style:family="paragraph">
      <style:paragraph-properties fo:margin-top="0.1666in"/>
    </style:style>
    <style:style style:name="P5" style:parent-style-name="Paragraphedeliste" style:family="paragraph">
      <style:paragraph-properties fo:margin-top="0.1666in"/>
    </style:style>
    <style:style style:name="P6" style:parent-style-name="Paragraphedeliste" style:family="paragraph">
      <style:paragraph-properties fo:margin-top="0.1666in"/>
    </style:style>
    <style:style style:name="T7" style:parent-style-name="Policepardéfaut" style:family="text">
      <style:text-properties fo:font-weight="bold" style:font-weight-asian="bold" fo:font-style="italic" style:font-style-asian="italic"/>
    </style:style>
    <style:style style:name="T8" style:parent-style-name="Policepardéfaut" style:family="text">
      <style:text-properties fo:font-style="italic" style:font-style-asian="italic"/>
    </style:style>
    <style:style style:name="T9" style:parent-style-name="Policepardéfaut" style:family="text">
      <style:text-properties fo:font-style="italic" style:font-style-asian="italic"/>
    </style:style>
    <style:style style:name="T10" style:parent-style-name="Policepardéfaut" style:family="text">
      <style:text-properties fo:font-style="italic" style:font-style-asian="italic"/>
    </style:style>
    <style:style style:name="T11" style:parent-style-name="Policepardéfaut" style:family="text">
      <style:text-properties fo:font-style="italic" style:font-style-asian="italic"/>
    </style:style>
    <style:style style:name="T12" style:parent-style-name="Policepardéfaut" style:family="text">
      <style:text-properties fo:font-style="italic" style:font-style-asian="italic"/>
    </style:style>
    <style:style style:name="P13" style:parent-style-name="Normal" style:family="paragraph">
      <style:paragraph-properties fo:margin-top="0.1666in"/>
    </style:style>
    <style:style style:name="P14" style:parent-style-name="Paragraphedeliste" style:family="paragraph">
      <style:paragraph-properties fo:margin-top="0.1666in"/>
    </style:style>
    <style:style style:name="P15" style:parent-style-name="Normal" style:family="paragraph">
      <style:paragraph-properties fo:margin-top="0.1666in"/>
    </style:style>
  </office:automatic-styles>
  <office:body>
    <office:text text:use-soft-page-breaks="true">
      <text:h text:style-name="P1" text:outline-level="1"><text:tab/><text:tab/><text:tab/>Compte-rendu Projet 2I013-4</text:h>
      <text:p text:style-name="Normal">CASTELLON Clément<text:s/></text:p>
      <text:p text:style-name="Normal">PEREIRA GAMA Gustavo</text:p>
      <text:p text:style-name="P2">--------------------------------------------------------------------------------------------------------------------------------------</text:p>
      <text:p text:style-name="P3">Sprint review :<text:s/></text:p>
      <text:list text:style-name="LFO1" text:continue-numbering="true">
        <text:list-item>
          <text:p text:style-name="P4">n°0 : Processing c’est plus user friendly que java 3D mais c’est chiant, le rendu graphique est pas terrible et demande beaucoup de travail.</text:p>
        </text:list-item>
      </text:list>
      <text:p text:style-name="P5">On a regardé les différentes options proposées(unity, unreal engine…), finalement on a choisi unity car il semblait moins couteux pour le pc et c’est celui sur lequel on a eu une meilleure prise en main.</text:p>
      <text:list text:style-name="LFO1" text:continue-numbering="true">
        <text:list-item>
          <text:p text:style-name="P6">n°1 : Création du monde avec un personnage joueur en 3D avec un océan.<text:s/>Les temps n’ont pas été respectés par rapport à ce qui était prévu car on a simplement retiré quelques options(on a par exemple choisi de mettre en place un terrain plat au lieu d’un monde circulaire) …</text:p>
        </text:list-item>
      </text:list>
      <text:p text:style-name="Normal"><text:span text:style-name="T7">Sprint retrospective :</text:span><text:s/>Organisation un peu chaotique au départ, mais une fois les tâches bien définies pour chaque membre du groupe ça allait mieux.</text:p>
      <text:p text:style-name="Normal">Rôles pour le projet :<text:s/></text:p>
      <text:p text:style-name="Normal">Clément – Partie 1 : la<text:s/><text:span text:style-name="T8">modélisation et simulation d’un environnement dynamique</text:span><text:span text:style-name="T9"><text:s/></text:span></text:p>
      <text:p text:style-name="Normal"><text:span text:style-name="T10"><text:s/></text:span>Gustavo – Partie 2 :<text:s/><text:span text:style-name="T11">la modélisation et simulation d’un ensemble d’individus appartenant à plusieurs espèces</text:span><text:span text:style-name="T12">.</text:span></text:p>
      <text:p text:style-name="P13"/>
      <text:p text:style-name="P14"/>
      <text:p text:style-name="P15"><text:s/>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aison</meta:initial-creator>
    <dc:creator>Maison</dc:creator>
    <meta:creation-date>2018-03-08T09:22:00Z</meta:creation-date>
    <dc:date>2018-03-08T09:22:00Z</dc:date>
    <meta:print-date>2018-03-08T09:06:00Z</meta:print-date>
    <meta:template xlink:href="Normal" xlink:type="simple"/>
    <meta:editing-cycles>2</meta:editing-cycles>
    <meta:editing-duration>PT900S</meta:editing-duration>
    <meta:document-statistic meta:page-count="1" meta:paragraph-count="2" meta:word-count="187" meta:character-count="1214" meta:row-count="8" meta:non-whitespace-character-count="1029"/>
  </office:meta>
</office:document-meta>
</file>